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indoc/historydialog3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indoc/historydialog1.py" manifest:media-type=""/>
  <manifest:file-entry manifest:full-path="Scripts/python/pythonpath/indoc/commons.py" manifest:media-type=""/>
  <manifest:file-entry manifest:full-path="Scripts/python/pythonpath/indoc/__init__.py" manifest:media-type=""/>
  <manifest:file-entry manifest:full-path="Scripts/python/pythonpath/indoc/historydialog4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9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office:value-type="string" calcext:value-type="string">
            <text:p>item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CheckBox2sate": 1, "CheckBox1sate": 0, "Height": 75, "Width": 195, "OptionCheck": fals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staticdialog1" table:base-cell-address="$config.$B$1" table:cell-range-address="$config.$B$1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00/00/00</text:date>, <text:time style:data-style-name="N2" text:time-value="16:52:18.99525419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4T16:54:11.743845355</dc:date>
    <meta:editing-duration>P1DT5H47M58S</meta:editing-duration>
    <meta:editing-cycles>219</meta:editing-cycles>
    <meta:document-statistic meta:table-count="2" meta:cell-count="72" meta:object-count="0"/>
  </office:meta>
</office:document-meta>
</file>